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7 February 1872</text:p>
      <text:p text:style-name="P5">Month<text:tab/><text:tab/><text:tab/><text:tab/><text:tab/><text:tab/>February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 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Phila Feb'y 27</text:span><text:span text:style-name="T2">th</text:span><text:span text:style-name="T1"> 1872/</text:span></text:p>
      <text:p text:style-name="P2"><text:span text:style-name="T1">My Dear Mr. Morais./</text:span></text:p>
      <text:p text:style-name="P2"><text:span text:style-name="T1"><text:tab/>I am just in/ receipt of your kind/ letter; and sermon deliv-/-ered over the remains/ of my dearly beloved son./ <text:s/>For both accept my/ warmest thanks, as I/ shall ever appreciate/ the feeling sentiments/ expressed therein. <text:s/>To/ your Wife and family/ please convey the/ kind regards of/</text:span></text:p>
      <text:p text:style-name="P2"><text:span text:style-name="T1"><text:tab/>Your Friend/</text:span></text:p>
      <text:p text:style-name="P2"><text:span text:style-name="T1"><text:tab/><text:tab/>Lucien Mo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0:55:09</meta:creation-date>
    <dc:date>2009-05-13T10:58:07</dc:date>
    <dc:language>en-US</dc:language>
    <meta:editing-cycles>2</meta:editing-cycles>
    <meta:editing-duration>PT2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5" meta:word-count="223" meta:character-count="1643"/>
  </office:meta>
</office:document-meta>
</file>